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 Condensed" svg:font-family="'Nimbus Sans L Condensed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style:font-name="Nimbus Sans L Condensed"/>
    </style:style>
    <style:style style:name="P3" style:family="paragraph" style:parent-style-name="Standard" style:list-style-name="L1"/>
    <style:style style:name="P4" style:family="paragraph" style:parent-style-name="Standard" style:list-style-name="L1"/>
    <style:style style:name="P5" style:family="paragraph" style:parent-style-name="Standard" style:list-style-name="L1"/>
    <style:style style:name="P6" style:family="paragraph" style:parent-style-name="Standard" style:list-style-name="L1"/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2"/>
    <style:style style:name="P10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 style:list-style-name="L2"/>
    <style:style style:name="P12" style:family="paragraph" style:parent-style-name="Standard" style:list-style-name="L2"/>
    <style:style style:name="P13" style:family="paragraph" style:parent-style-name="Standard" style:list-style-name="L2"/>
    <style:style style:name="P14" style:family="paragraph" style:parent-style-name="Standard" style:list-style-name="L3"/>
    <style:style style:name="P15" style:family="paragraph" style:parent-style-name="Standard" style:list-style-name="L3"/>
    <style:style style:name="P16" style:family="paragraph" style:parent-style-name="Standard" style:list-style-name="L3"/>
    <style:style style:name="P17" style:family="paragraph" style:parent-style-name="Standard" style:list-style-name="L3"/>
    <style:style style:name="P18" style:family="paragraph" style:parent-style-name="Standard">
      <style:paragraph-properties fo:margin-left="0.4925in" fo:margin-right="0in" fo:text-indent="0in" style:auto-text-indent="false"/>
      <style:text-properties style:font-name="Nimbus Sans L Condensed"/>
    </style:style>
    <style:style style:name="T1" style:family="text">
      <style:text-properties style:font-name="Nimbus Sans L Condense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Liberation Serif" fo:font-style="normal" style:font-style-asian="normal" style:font-style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5236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0472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5709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094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6181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1417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6654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189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7126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phviz plugins</text:p>
      <text:p text:style-name="Standard"/>
      <text:p text:style-name="Standard"><text:span text:style-name="T10">Plugins</text:span> provide a means of flexibly extending the graphviz tools: <text:span text:style-name="T2">dot</text:span>, <text:span text:style-name="T2">neato</text:span>, etc.</text:p>
      <text:p text:style-name="Standard"/>
      <text:p text:style-name="Standard">The objectives for graphviz <text:span text:style-name="T11">plugins</text:span> are to:</text:p>
      <text:list text:style-name="L1">
        <text:list-item>
          <text:p text:style-name="P3">Support independent compilation so that features can be provided by third-parties.</text:p>
        </text:list-item>
        <text:list-item>
          <text:p text:style-name="P3">Support independent packaging to that features can be installed at the user's discretion, at a later time than the base package.</text:p>
        </text:list-item>
        <text:list-item>
          <text:p text:style-name="P3">Support optional platform-specific functionality without adding complexity or dependencies to the base package (e.g. renderers for a specific windowing system).</text:p>
        </text:list-item>
        <text:list-item>
          <text:p text:style-name="P3">Unbundle some lesser-used functionality from dot into <text:span text:style-name="T11">plugins</text:span><text:span text:style-name="T2"> s</text:span>o that the core of dot can be smaller and faster.</text:p>
        </text:list-item>
        <text:list-item>
          <text:p text:style-name="P3">Unbundle some older functionality from dot into <text:span text:style-name="T11">plugins</text:span> so that the facilities are still available, but optionally and not in the core. <text:s text:c="2"/>For example the use of libgd.</text:p>
        </text:list-item>
      </text:list>
      <text:p text:style-name="Standard"/>
      <text:p text:style-name="Standard">Some constraints considered in there design were:</text:p>
      <text:list text:style-name="L2">
        <text:list-item>
          <text:p text:style-name="P8">To minimize any performance penalty from the use of plugins.</text:p>
        </text:list-item>
        <text:list-item>
          <text:p text:style-name="P8">To make the use of plugins transparent to the user and sys admin.</text:p>
        </text:list-item>
        <text:list-item>
          <text:p text:style-name="P8">To permit an option to link plugins statically at build time.</text:p>
        </text:list-item>
        <text:list-item>
          <text:p text:style-name="P8">To permit an option to always load plugins at run-time, not waiting for demand.</text:p>
        </text:list-item>
        <text:list-item>
          <text:p text:style-name="P8">To continue to support the old-style codegens, at least until completely replaced by plugins.</text:p>
        </text:list-item>
      </text:list>
      <text:p text:style-name="Standard"/>
      <text:p text:style-name="Standard"/>
      <text:p text:style-name="P1">Terminology</text:p>
      <text:p text:style-name="Standard"/>
      <text:p text:style-name="Standard">A <text:span text:style-name="T2">plugin</text:span> provides a facility like a PNG renderer or an Xlib window driver, <text:s/>Each <text:span text:style-name="T2">plugin</text:span> implements a <text:span text:style-name="T2">plugin-api</text:span>.</text:p>
      <text:p text:style-name="Standard"/>
      <text:p text:style-name="Standard">A <text:span text:style-name="T2">plugin-api</text:span> is the exposed interface between the graphviz core and the <text:span text:style-name="T2">plugin</text:span>.</text:p>
      <text:p text:style-name="Standard">The set of apis is described in <text:span text:style-name="T5">lib/gvc/gvplugin.h</text:span> and each api is individually described in, e.g. <text:span text:style-name="T5">lib/gvc/gvplugin_render.h</text:span>. <text:s text:c="2"/>The set of apis currently consists of:</text:p>
      <text:p text:style-name="Standard"><text:tab/>render:<text:tab/><text:tab/>output formats such as: png, svg, ps, ...</text:p>
      <text:p text:style-name="Standard"><text:tab/>layout:<text:tab/><text:tab/>layout engines such as: dot, neato, circo, ...</text:p>
      <text:p text:style-name="Standard"><text:tab/>textlayout:<text:tab/>code that estimates the size of a block of text. <text:s/>Uses pango if available.</text:p>
      <text:p text:style-name="Standard"><text:tab/>device:<text:tab/><text:tab/>output devices, independent of format, e.g. Xlib, gtk.<text:tab/><text:tab/></text:p>
      <text:p text:style-name="Standard"><text:tab/>loadimage:<text:tab/>code that loads an image in one format and makes it available in another format.</text:p>
      <text:p text:style-name="Standard"/>
      <text:p text:style-name="Standard">A <text:span text:style-name="T2">plugin-library</text:span> is an arbitrary collection of <text:span text:style-name="T2">plugins</text:span>, for one or more <text:span text:style-name="T2">plugin-apis</text:span>, that are loaded all together when any one of the contained <text:span text:style-name="T2">plugins</text:span> are demanded. <text:s text:c="2"/>The contents of a <text:span text:style-name="T2">plugin-library</text:span> are typically determined by other resources that are common to the set of <text:span text:style-name="T2">plugins</text:span>. <text:s text:c="2"/>For example, all the code that uses <text:span text:style-name="T5">libgd.so</text:span> is in the “gd” plugin. <text:s text:c="2"/></text:p>
      <text:p text:style-name="Standard"/>
      <text:p text:style-name="Standard">A <text:span text:style-name="T2">demand-loaded plugin</text:span> is one that is not loaded until its need for use on the has been determined from the current usage.</text:p>
      <text:p text:style-name="Standard"/>
      <text:p text:style-name="Standard">A <text:span text:style-name="T2">builtin-plugin</text:span> is one that is available at program start, whether or not it will be needed for the current usage. <text:s/><text:span text:style-name="T2">Builtin-plugins</text:span> can still be in the form of shared libraries, or they can be statically linked</text:p>
      <text:p text:style-name="Standard"/>
      <text:p text:style-name="Standard">A <text:span text:style-name="T2">statically-linked builtin-plugin</text:span> is one that is linked to the binary image at build time, rather than from a shared library at run-time.</text:p>
      <text:p text:style-name="Standard"/>
      <text:p text:style-name="Standard"/>
      <text:p text:style-name="P1">Mechanism</text:p>
      <text:p text:style-name="Standard"/>
      <text:p text:style-name="Standard">The contents of a <text:span text:style-name="T2">plugin-library</text:span> are self-describing. <text:s/>The <text:span text:style-name="T2">plugin-libraries</text:span> are named like: <text:span text:style-name="T5">libgvplugin_core.so</text:span> where the “<text:span text:style-name="T5">core</text:span>” of the library name matches the name of the single exposed symbol: <text:span text:style-name="T5">gvplugin_core_LTX_library</text:span>. <text:s text:c="2"/>This symbol is a pointer to a table of <text:span text:style-name="T2">plugin-apis</text:span> supported in this <text:span text:style-name="T2">plugin-library</text:span>, and for each <text:span text:style-name="T2">plugin-api</text:span> the list of <text:span text:style-name="T2">plugins</text:span> for that api. <text:s text:c="2"/>Each <text:span text:style-name="T2">plugin</text:span> provides a “quality” value which is used to control the default selection when there are multiple <text:span text:style-name="T2">plugins</text:span> of the same type loaded.</text:p>
      <text:p text:style-name="Standard"/>
      <text:p text:style-name="Standard">At installation time (with the file write privileges of the installer) “<text:span text:style-name="T2">dot -c</text:span>” is run to search for and verify loadability of all available <text:span text:style-name="T2">plugin-libraries</text:span>, and then to generate <text:span text:style-name="T5">/usr/lib/graphviz/config</text:span> which records their capabilities. <text:s text:c="2"/>This is a human-readable text file. When <text:span text:style-name="T2">dot</text:span> is run by a regular user to process a graph, only this <text:span text:style-name="T5">/usr/lib/graphviz/config</text:span> file is loaded at first so that the set of available <text:span text:style-name="T2">plugins</text:span> and their capabilities is known and the <text:span text:style-name="T2">plugin</text:span> can be loaded if needed.</text:p>
      <text:p text:style-name="Standard"/>
      <text:p text:style-name="Standard">When a <text:span text:style-name="T2">plugin</text:span> is demanded, the <text:span text:style-name="T2">plugin-library</text:span> containing that <text:span text:style-name="T2">plugin</text:span> is loaded in its entirety and all of the <text:span text:style-name="T2">plugins</text:span> it provides are recorded as loaded.</text:p>
      <text:p text:style-name="Standard"/>
      <text:p text:style-name="Standard"/>
      <text:p text:style-name="P1">Running dot with plugins</text:p>
      <text:p text:style-name="Standard"/>
      <text:p text:style-name="Standard"><text:span text:style-name="T2">Dot</text:span> attempts to be transparent to the user about its use of <text:span text:style-name="T2">plugins</text:span>. <text:s/>By default it will always choose the highest “quality” <text:span text:style-name="T2">plugin</text:span> listed in <text:span text:style-name="T5">/usr/lib/graphviz/config</text:span>. <text:s text:c="2"/></text:p>
      <text:p text:style-name="Standard"/>
      <text:p text:style-name="Standard">Sometimes it may be necessary to override the default. <text:s/>This can be done for renderers by indicating the plugin-library containing the plugin: <text:s text:c="2"/>e.g. -Tpng:gd </text:p>
      <text:p text:style-name="Standard"/>
      <text:p text:style-name="Standard">To allow the user to determine what renderers are available, the user can ask for any invalid plugin and <text:s/>dot will return the set available <text:span text:style-name="T2">plugins</text:span>:</text:p>
      <text:p text:style-name="Standard"/>
      <text:p text:style-name="P2">$ dot -Txxx</text:p>
      <text:p text:style-name="P2">Renderer type: "xxx" not recognized. Use one of: canon cmap cmapx cmapx_np dia dot fig gd gd2 gif gtk hpgl imap imap_np ismap jpeg jpg mif mp pcl pdf pic plain plain-ext png ps ps2 svg svgz vml vmlz vrml vtx wbmp xdot xlib</text:p>
      <text:p text:style-name="Standard"/>
      <text:p text:style-name="Standard">Or, if the <text:span text:style-name="T2">plugin-library</text:span> is not recognized then dot will return the set of alternatives:</text:p>
      <text:p text:style-name="Standard"/>
      <text:p text:style-name="P2">$ dot -Tpng:</text:p>
      <text:p text:style-name="P2">Renderer type: "png:" not recognized. Use one of: png:cairo png:gd</text:p>
      <text:p text:style-name="Standard"/>
      <text:p text:style-name="Standard">The order of the alternatives corresponds to their quality ranking, so <text:span text:style-name="T1">-Tpng:cairo</text:span> is the default.</text:p>
      <text:p text:style-name="Standard"/>
      <text:p text:style-name="Standard">Also, <text:span text:style-name="T2">dot -v</text:span> will identify all available <text:span text:style-name="T2">plugins</text:span> for all <text:span text:style-name="T2">plugin-apis</text:span>:</text:p>
      <text:p text:style-name="Standard"/>
      <text:p text:style-name="P2">$ dot -v</text:p>
      <text:p text:style-name="P2">The plugin configuration file: </text:p>
      <text:p text:style-name="P2"><text:s text:c="8"/>/usr/lib/graphviz/config </text:p>
      <text:p text:style-name="P2"><text:s text:c="16"/>was successfully loaded. </text:p>
      <text:p text:style-name="P2"><text:s text:c="4"/>render <text:s text:c="9"/>: <text:s/>canon cmap cmapx cmapx_np dia dot fig gd gd2 gif gtk hpgl imap imap_np</text:p>
      <text:p text:style-name="P2"><text:tab/><text:tab/> ismap jpeg jpg mif mp pcl pdf pic plain plain-ext png ps ps2 svg svgz vml</text:p>
      <text:p text:style-name="P2"><text:tab/><text:tab/> vmlz vrml vtx wbmp xdot xlib </text:p>
      <text:p text:style-name="P2"><text:s text:c="4"/>layout <text:s text:c="9"/>: <text:s/>circo dot fdp neato nop nop1 nop2 twopi </text:p>
      <text:p text:style-name="P2"><text:s text:c="4"/>textlayout <text:s text:c="3"/>: <text:s/>textlayout </text:p>
      <text:p text:style-name="P2"><text:s text:c="4"/>device <text:s text:c="8"/>: <text:s/>gtk xlib </text:p>
      <text:p text:style-name="P2"><text:s text:c="4"/>loadimage <text:s text:c="2"/>: <text:s/>2ps gif2fig gif2gd gif2ps gif2svg gif2vrml gif2xdot jpeg2fig jpeg2gd jpeg2ps</text:p>
      <text:p text:style-name="P2"><text:tab/><text:tab/> jpeg2svg jpeg2vrml jpeg2xdot png2cairo png2fig png2gd png2ps png2svg</text:p>
      <text:p text:style-name="P2"><text:tab/><text:tab/> png2vrml png2xdot ps2ps</text:p>
      <text:p text:style-name="Standard"/>
      <text:p text:style-name="Standard"/>
      <text:p text:style-name="P1">Installing plugins</text:p>
      <text:p text:style-name="Standard"/>
      <text:p text:style-name="Standard">On package managed systems using .rpm or .deb or similar, the details of the installation process are handled automatically. </text:p>
      <text:p text:style-name="Standard"/>
      <text:p text:style-name="Standard">The key point about plugin-library installation or removal is that the <text:span text:style-name="T5">/usr/lib/graphviz/config</text:span></text:p>
      <text:p text:style-name="Standard">file must be kept up to date by using “<text:span text:style-name="T2">dot -c</text:span>”.</text:p>
      <text:p text:style-name="Standard"/>
      <text:p text:style-name="Standard"/>
      <text:p text:style-name="P1">Builtins and static linking</text:p>
      <text:p text:style-name="Standard"/>
      <text:p text:style-name="Standard">A <text:span text:style-name="T2">plugin</text:span> is <text:span text:style-name="T2">builtin</text:span> if it is linked to the executable at startup.</text:p>
      <text:p text:style-name="Standard"/>
      <text:p text:style-name="Standard">Dot can be configured and built with an arbitrary combination of <text:span text:style-name="T2">builtin</text:span> and <text:span text:style-name="T2">demand loaded plugins,</text:span></text:p>
      <text:p text:style-name="Standard"><text:span text:style-name="T11">however p</text:span><text:span text:style-name="T2">lugins</text:span> that are to be <text:span text:style-name="T2">builtin</text:span> must be explicitly listed and linked at build time.</text:p>
      <text:p text:style-name="Standard">This is done by providing a source file like <text:span text:style-name="T5">lib/gvc/dot_builtins.c</text:span> that is linked to the executable, and</text:p>
      <text:p text:style-name="Standard">adding the matching -lgvplugin_xxx to satisfy the symbol reference.</text:p>
      <text:p text:style-name="Standard"/>
      <text:p text:style-name="Standard">To control whether demand loading is available at all, link with <text:span text:style-name="T5">lib/gvc/demand_loading.c</text:span> or <text:span text:style-name="T5">lib/gvc/no_demand_loading.c</text:span></text:p>
      <text:p text:style-name="Standard"/>
      <text:p text:style-name="Standard">For the common case of maximal use of <text:span text:style-name="T2">demand-loaded plugins</text:span> the <text:span text:style-name="T5">libgvc.so</text:span> library is already linked with <text:s/><text:span text:style-name="T5">lib/gvc/demand_loading.c</text:span><text:span text:style-name="T8"> </text:span><text:span text:style-name="T7">and</text:span><text:span text:style-name="T8"> </text:span><text:span text:style-name="T5">lib/gvc/dot_builtins.c. <text:s/></text:span><text:span text:style-name="T8">To</text:span><text:span text:style-name="T5"> </text:span><text:span text:style-name="T8">provide you own choice of </text:span><text:span text:style-name="T9">builtins</text:span><text:span text:style-name="T8">, and </text:span><text:span text:style-name="T9">demand-loading</text:span><text:span text:style-name="T8"> use </text:span><text:span text:style-name="T5">libgvc_builtins.so </text:span><text:span text:style-name="T8">and your own versions of </text:span><text:span text:style-name="T5">builtins.c</text:span><text:span text:style-name="T8"> and </text:span><text:span text:style-name="T5">demand_loading.c.</text:span></text:p>
      <text:p text:style-name="Standard"/>
      <text:p text:style-name="Standard">Static linking will link all graphviz libraries, and any <text:span text:style-name="T2">plugins-libraries</text:span> that are <text:span text:style-name="T2">builtin</text:span>, into a single binary. <text:s/>Note that system libraries are not statically linked to the image.</text:p>
      <text:p text:style-name="Standard"/>
      <text:p text:style-name="Standard">See <text:span text:style-name="T5">cmd/dot/Makefile.am</text:span> for the technique used to build <text:span text:style-name="T2">dot_static</text:span></text:p>
      <text:p text:style-name="Standard"/>
      <text:p text:style-name="Standard"/>
      <text:p text:style-name="Standard"><text:span text:style-name="T3">ToDo</text:span></text:p>
      <text:list text:style-name="L3">
        <text:list-header>
          <text:p text:style-name="P14"><text:span text:style-name="T3"/></text:p>
        </text:list-header>
        <text:list-item>
          <text:p text:style-name="P14">“file” and “compressed file” output should be implemented as device plugins.</text:p>
        </text:list-item>
        <text:list-item>
          <text:p text:style-name="P14">Implement a mechanism for overriding <text:span text:style-name="T2">plugins</text:span> for other <text:span text:style-name="T2">plugin-apis</text:span> from the command line.</text:p>
        </text:list-item>
        <text:list-item>
          <text:p text:style-name="P14">Provide a new <text:span text:style-name="T2">plugin-api</text:span> and <text:span text:style-name="T2">plugins</text:span> for input-parsing – add support for e.g. GXL input<text:span text:style-name="T14">.</text:span></text:p>
        </text:list-item>
      </text:list>
      <text:p text:style-name="Standard"><text:span text:style-name="T3"/></text:p>
      <text:p text:style-name="Standard"><text:span text:style-name="T3"/></text:p>
      <text:p text:style-name="Standard"><text:span text:style-name="T3">Author</text:span></text:p>
      <text:p text:style-name="Standard"><text:span text:style-name="T13"/></text:p>
      <text:p text:style-name="Standard"><text:span text:style-name="T13"><text:s/><text:tab/></text:span><text:span text:style-name="T6">John Ellson</text:span><text:span text:style-name="T13"> - </text:span><text:span text:style-name="T14">August 10, 200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 Condensed" svg:font-family="'Nimbus Sans L Condensed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initial-creator>John Ellson</meta:initial-creator>
    <meta:creation-date>2007-08-10T13:34:07</meta:creation-date>
    <dc:creator>John Ellson</dc:creator>
    <dc:date>2007-08-10T16:53:47</dc:date>
    <dc:language>en-US</dc:language>
    <meta:editing-cycles>3</meta:editing-cycles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75" meta:word-count="1237" meta:character-count="7314"/>
  </office:meta>
</office:document-meta>
</file>